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CommandImpl.parseInfo( String commandLin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arsedCommand.getTar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setCheck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setResol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getTargetVersion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rCommandImpl.selectNewestVersion( Resource [ ] resour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rCommandImpl.info( String commandLine , String command , PrintStream out , PrintStream er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brCommandImpl.urls( String commandLine , String command , PrintStream out , PrintStream er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ObrCommandImpl.parseSource( String commandLin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ParsedCommand.setExtrac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is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setDirector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help( PrintStream out , StringTokenizer 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50">
            <text:p text:style-name="Table_20_Contents">150</text:p>
          </table:table-cell>
        </table:table-row>
        <table:table-row>
          <table:table-cell office:value-type="string">
            <text:p text:style-name="Table_20_Contents">ObrCommandImpl.execute( String commandLine , PrintStream out , PrintStream er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Obr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source( String commandLine , String command , PrintStream out , PrintStream er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r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_deploy( ParsedCommand pc , String command , PrintStream out , PrintStream er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ObrCommandImpl.deploy( String commandLine , String command , PrintStream out ,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rCommandImpl.searchRepository( String targetId , String target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brCommandImpl.parseInstallStart( String commandLin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ObrCommandImpl.printUnderline( PrintStream ou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dCommand.getTargetId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r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printResource( PrintStream out , Resource re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rsedCommand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mmand.is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ObrCommandImpl( BundleContext context , RepositoryAdmin repo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Command.addTarget( String nam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dCommand.is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rCommandImpl.list( String commandLine , String command , PrintStream out , PrintStream er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